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0f29" officeooo:paragraph-rsid="001a0f29"/>
    </style:style>
    <style:style style:name="P2" style:family="paragraph" style:parent-style-name="Standard">
      <style:text-properties fo:font-weight="bold" officeooo:rsid="001bb07c" officeooo:paragraph-rsid="001bb07c" style:font-weight-asian="bold" style:font-weight-complex="bold"/>
    </style:style>
    <style:style style:name="P3" style:family="paragraph" style:parent-style-name="Standard">
      <style:text-properties fo:font-weight="bold" officeooo:rsid="001c96c6" officeooo:paragraph-rsid="001c96c6" style:font-weight-asian="bold" style:font-weight-complex="bold"/>
    </style:style>
    <style:style style:name="P4" style:family="paragraph" style:parent-style-name="Standard">
      <style:text-properties fo:font-style="italic" fo:font-weight="bold" officeooo:rsid="001bb07c" officeooo:paragraph-rsid="001bb07c" style:font-style-asian="italic" style:font-weight-asian="bold" style:font-style-complex="italic" style:font-weight-complex="bold"/>
    </style:style>
    <style:style style:name="P5" style:family="paragraph" style:parent-style-name="Standard">
      <style:text-properties fo:font-style="italic" officeooo:rsid="001a0f29" officeooo:paragraph-rsid="001a0f29" style:font-style-asian="italic" style:font-style-complex="italic"/>
    </style:style>
    <style:style style:name="P6" style:family="paragraph" style:parent-style-name="Standard">
      <style:text-properties fo:font-style="italic" fo:font-weight="normal" officeooo:rsid="001c96c6" officeooo:paragraph-rsid="001c96c6" style:font-style-asian="italic" style:font-weight-asian="normal" style:font-style-complex="italic" style:font-weight-complex="normal"/>
    </style:style>
    <style:style style:name="P7" style:family="paragraph" style:parent-style-name="Standard">
      <style:text-properties officeooo:rsid="001c96c6" officeooo:paragraph-rsid="001c96c6"/>
    </style:style>
    <style:style style:name="P8" style:family="paragraph" style:parent-style-name="Standard">
      <style:text-properties officeooo:rsid="001d3f64" officeooo:paragraph-rsid="001d3f64"/>
    </style:style>
    <style:style style:name="P9" style:family="paragraph" style:parent-style-name="Standard" style:list-style-name="L1">
      <style:text-properties officeooo:rsid="001d3f64" officeooo:paragraph-rsid="001d3f64"/>
    </style:style>
    <style:style style:name="P10" style:family="paragraph" style:parent-style-name="Standard">
      <style:text-properties officeooo:rsid="001f3689" officeooo:paragraph-rsid="001f3689"/>
    </style:style>
    <style:style style:name="T1" style:family="text">
      <style:text-properties fo:font-weight="normal" style:font-weight-asian="normal" style:font-weight-complex="normal"/>
    </style:style>
    <style:style style:name="T2" style:family="text">
      <style:text-properties fo:font-weight="normal" officeooo:rsid="001c96c6" style:font-weight-asian="normal" style:font-weight-complex="normal"/>
    </style:style>
    <style:style style:name="T3" style:family="text">
      <style:text-properties officeooo:rsid="001bb07c"/>
    </style:style>
    <style:style style:name="T4" style:family="text">
      <style:text-properties officeooo:rsid="001c96c6"/>
    </style:style>
    <style:style style:name="T5" style:family="text">
      <style:text-properties officeooo:rsid="001d3f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ETS – ALEJANDRO AFONSO BARBER</text:p>
      <text:p text:style-name="P1"/>
      <text:p text:style-name="P1">1.</text:p>
      <text:p text:style-name="P1"/>
      <text:p text:style-name="P1">Un sistema informático <text:span text:style-name="T3">es el conjunto de hardware, software y del usuario que nos permite procesar <text:s/>información y manipularla.</text:span></text:p>
      <text:p text:style-name="P1"/>
      <text:p text:style-name="P1"/>
      <text:p text:style-name="P1">2.</text:p>
      <text:p text:style-name="P1"/>
      <text:p text:style-name="P1">No, no tiene razón, sería un lenguaje de programación compilado, ya que necesita un software especifico que transforme el código que escribimos nosotros a código binario que pueda leer el dispositivo.</text:p>
      <text:p text:style-name="P1"/>
      <text:p text:style-name="P1">3.</text:p>
      <text:p text:style-name="P1"/>
      <text:p text:style-name="P1">Sería un lenguaje de bajo nivel, el cual es mucho mas cercano al lenguaje maquina que a una sintaxis que nosotros podamos comprender, a cambio de esta dificultad, es mucho mas rápido y sencillo de entender para el ordenador o dispositivo, lo que aumenta el rendimiento. </text:p>
      <text:p text:style-name="P1"/>
      <text:p text:style-name="P1">4.</text:p>
      <text:p text:style-name="P1"/>
      <text:p text:style-name="P2">Compilado: <text:span text:style-name="T1">Utiliza un programa (compilador) que transforma el código que escribimos nosotros a código entendible para la máquina y crea un ejecutable.</text:span></text:p>
      <text:p text:style-name="P4"><text:span text:style-name="T1">Ejemplos: C#, C++</text:span></text:p>
      <text:p text:style-name="P2">Interpretado: <text:span text:style-name="T1">Los interpretados pueden ejecutar directamente las instrucciones, </text:span><text:span text:style-name="T2">que a través de un programa (interprete) son leídas directamente a tiempo real por el sistema (sin necesidad de ejecutable).</text:span></text:p>
      <text:p text:style-name="P6">Ejemplos: Python, Php. </text:p>
      <text:p text:style-name="P2">Intermedio: <text:span text:style-name="T2">Son parecidos a los compilados, ya que también crean un ejecutable, pero no transforman directamente el código si no que lo pasan por otro proceso previo.</text:span></text:p>
      <text:p text:style-name="P3">Ejemplos: <text:span text:style-name="T1">Java</text:span></text:p>
      <text:p text:style-name="P2"/>
      <text:p text:style-name="P2"/>
      <text:p text:style-name="P1">5.</text:p>
      <text:p text:style-name="P1"/>
      <text:p text:style-name="P1">Un IDE (Entorno de Desarrollo) <text:s/>es un programa que se encarga de ayudar al programador con diversas funciones, <text:span text:style-name="T4">como resaltar el color de diferentes partes el código, búsqueda de errores, depurador, compilar directamente desde el IDE, etc. Son programas normalmente muy personalizables ya que su función es ayudar y facilitar la vida al programador.</text:span></text:p>
      <text:p text:style-name="P7">Los componentes que debe tener son: Extensiones, procesador de texto, un compilador o interprete, depurador e interfaz gráfica.</text:p>
      <text:p text:style-name="P5">Ejemplos: Visual Studio, Visual Studio Community, <text:span text:style-name="T4">Notepad++</text:span></text:p>
      <text:p text:style-name="P5"/>
      <text:p text:style-name="P5"/>
      <text:p text:style-name="P5"/>
      <text:p text:style-name="P5"/>
      <text:p text:style-name="P5"/>
      <text:p text:style-name="P5"/>
      <text:p text:style-name="P5"/>
      <text:p text:style-name="P5"/>
      <text:p text:style-name="P1"/>
      <text:p text:style-name="P1"><text:soft-page-break/>6.</text:p>
      <text:p text:style-name="P1"/>
      <text:p text:style-name="P10">La gestión en cascada se va realizando de “arriba a abajo” lo que hace que sea muy difícil adaptarse a cambios a posteriori. </text:p>
      <text:p text:style-name="P10">En la etapa del análisis de hace una investigación para saber cuales son las necesidades y objetivos del proyecto, luego se pasa a la etapa de implementación, donde se implementan todas las funciones y de desarrolla lo que necesitemos en si, y por último una etapa de testing donde se prueba y testea el funcionamiento correcto de las funciones implementadas. </text:p>
      <text:p text:style-name="P1"/>
      <text:p text:style-name="P1"/>
      <text:p text:style-name="P1"/>
      <text:p text:style-name="P1">7.</text:p>
      <text:p text:style-name="P1"/>
      <text:p text:style-name="P7">La herramienta es el depurador, que funciona poniendo puntos de ruptura en la ejecución del programa, haciendo que puedas “probar” partes de este, ejecutándolos paso a paso, comprobando el valor de las variables en el momento que tu decidas, etc</text:p>
      <text:p text:style-name="P7"/>
      <text:p text:style-name="P1">8.</text:p>
      <text:p text:style-name="P1"/>
      <text:p text:style-name="P7">a) El software encargado seria Git.</text:p>
      <text:p text:style-name="P7"/>
      <text:p text:style-name="P7">b) El Repositorio <text:span text:style-name="T5">es el lugar donde los diferentes desarrolladores suben sus versiones y cambios, usando diferentes ramas para tener sus trabajos por separados y poder juntarlos cuando sea necesario. La versión son los diferentes “puntos de control” del programa, básicamente, cuando estos cambios que se van haciendo en el repositorio, se van creando diferentes versiones añadiendo (o quitando) cambios realizados. Y por último, hacemos checkout para descargar alguna de esas versiones y poder trabajar sobre ella.</text:span></text:p>
      <text:p text:style-name="P7"/>
      <text:p text:style-name="P7">c) <text:span text:style-name="T5">El repositorio ya está definido en el apartado C. Una rama es una línea de trabajo en la cual el desarrollador puede hacer cambios y trabajar sobre ella sin miedo a que esos cambios puedan afectar el progreso ya realizado, ya que está en “otra rama” sin alterar lo que se suele llamar Main (rama principal). Solo uniendo sus cambios a esta cuando han sido probados y testeados lo suficiente.</text:span></text:p>
      <text:p text:style-name="P7"/>
      <text:p text:style-name="P8">Habrá dos repositorios, el repositorio del sensor para medir el alcohol en sangre, que estará compuesto por cuatro ramas, la rama principal y luego una rama para cada uno de los tres desarrolladores. Y habrá un segundo repositorio para el sensor que mide cuantas horas han dormido (pocas), el cual estará compuesto de tres ramas, una principal y de nuevo una rama para cada uno de los dos desarrolladores. </text:p>
      <text:p text:style-name="P8"/>
      <text:p text:style-name="P8"/>
      <text:list xml:id="list3528892668" text:style-name="L1">
        <text:list-item>
          <text:p text:style-name="P9">Repositorio Sensor Alcohol </text:p>
          <text:list>
            <text:list-item>
              <text:p text:style-name="P9">Rama principal </text:p>
              <text:list>
                <text:list-item>
                  <text:p text:style-name="P9">Rama desarrollador 1</text:p>
                </text:list-item>
                <text:list-item>
                  <text:p text:style-name="P9">Rama desarrollador 2</text:p>
                </text:list-item>
                <text:list-item>
                  <text:p text:style-name="P9">Rama desarrollador 3</text:p>
                </text:list-item>
              </text:list>
            </text:list-item>
          </text:list>
        </text:list-item>
      </text:list>
      <text:p text:style-name="P8"/>
      <text:list xml:id="list95403594106167" text:continue-numbering="true" text:style-name="L1">
        <text:list-item>
          <text:p text:style-name="P9">Repositorio Sensor Sueño</text:p>
          <text:list>
            <text:list-item>
              <text:p text:style-name="P9">Rama principal </text:p>
              <text:list>
                <text:list-item>
                  <text:p text:style-name="P9">Rama desarrollador 1</text:p>
                </text:list-item>
                <text:list-item>
                  <text:p text:style-name="P9">Rama desarrollador 2</text:p>
                </text:list-item>
              </text:list>
            </text:list-item>
          </text:list>
        </text:list-item>
      </text:list>
      <text:p text:style-name="P8"/>
      <text:p text:style-name="P8"><text:soft-page-break/></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2T09:04:03.524000000</meta:creation-date>
    <dc:date>2022-12-12T09:54:01.709000000</dc:date>
    <meta:editing-duration>PT4M47S</meta:editing-duration>
    <meta:editing-cycles>1</meta:editing-cycles>
    <meta:document-statistic meta:table-count="0" meta:image-count="0" meta:object-count="0" meta:page-count="3" meta:paragraph-count="37" meta:word-count="653" meta:character-count="4026" meta:non-whitespace-character-count="3408"/>
    <meta:generator>LibreOffice/7.3.5.2$Windows_X86_64 LibreOffice_project/184fe81b8c8c30d8b5082578aee2fed2ea847c01</meta:generator>
  </office:meta>
</office:document-meta>
</file>